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middle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QLite, introduzione, comandi e trigger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zione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><text:span text:style-name="T1">SQLite <text:s/>è una libreria software scritta in linguaggio c che implementa un Database Management System (DBSM) SQL di tipo ACID (atomicità, consistenza, isolamento, durabilità) incorporabile all’interno di applicazioni.</text:span></text:p>
              </text:list-item>
              <text:list-item>
                <text:p text:style-name="P3"><text:span text:style-name="T1">La versione corrente di sqlite è sqlite3 ed è disponibile su tutti i sistemi operativi principali quali Windows, Linux, Mac OS X e Android e su alcuni di essi come Android è il DBMS utilizzato di defau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atteristich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Le principali caratteristiche della libreria sono:</text:span></text:p>
              </text:list-item>
              <text:list-item>
                <text:p><text:span text:style-name="T2">- È compatto ( meno di 500KB per l’intera libreria);</text:span></text:p>
              </text:list-item>
              <text:list-item>
                <text:p><text:span text:style-name="T2">- È molto veloce;</text:span></text:p>
              </text:list-item>
              <text:list-item>
                <text:p><text:span text:style-name="T2">- Il codice sorgente è liberamente disponibile;</text:span></text:p>
              </text:list-item>
              <text:list-item>
                <text:p><text:span text:style-name="T2">- È multipiattaforma;</text:span></text:p>
              </text:list-item>
              <text:list-item>
                <text:p><text:span text:style-name="T2">- Supporta database molto grandi fino ad un massimo di 140TB con una riga massima di 1GB;</text:span></text:p>
              </text:list-item>
              <text:list-item>
                <text:p><text:span text:style-name="T2">- Un database consiste in un unico file il cui formato è indipendente dalla piattaforma;</text:span></text:p>
              </text:list-item>
              <text:list-item>
                <text:p><text:span text:style-name="T2">- <text:s/>Non ha dipendenze estern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miti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I principali limiti di SQLite sono:</text:span></text:p>
              </text:list-item>
              <text:list-item>
                <text:p><text:span text:style-name="T2">- Non supporta le stored procedure (programma scritto in SQL salvato all’interno del db stesso);</text:span></text:p>
              </text:list-item>
              <text:list-item>
                <text:p><text:span text:style-name="T2">- Non prevede la gestione dei permessi d’accesso;</text:span></text:p>
              </text:list-item>
              <text:list-item>
                <text:p><text:span text:style-name="T2">- Non ha una vera gestione della concorrenza, va implementata nelle applicazioni;</text:span></text:p>
              </text:list-item>
              <text:list-item>
                <text:p><text:span text:style-name="T2">- Non offre alcuna cache per le query;</text:span></text:p>
              </text:list-item>
              <text:list-item>
                <text:p><text:span text:style-name="T2">- Non ha protocolli di rete;</text:span></text:p>
              </text:list-item>
              <text:list-item>
                <text:p><text:span text:style-name="T2">- Non supporta alcuni costrutti SQL quali RIGHT JOIN e FULL OUTER JOIN;</text:span></text:p>
              </text:list-item>
              <text:list-item>
                <text:p text:style-name="P5"><text:span text:style-name="T3">- Non supporta le sottoquery variabili;</text:span></text:p>
              </text:list-item>
            </text:list>
            <text:p text:style-name="P5"><text:span text:style-name="T3">- Non supporta la scrittura diretta nelle visite;</text:span></text:p>
            <text:p text:style-name="P5"><text:span text:style-name="T3">- Il comando ALTER TABLE è limitato alla modifica del nome della tabella e all’aggiunta di colonne in coda alla stessa non consentendo la cancellazione, modificazione o ridenominazione delle colonne;</text:span></text:p>
            <text:p><text:span text:style-name="T3">- Non supporta trigger di tipo “FOR EACH STATEMENT”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pret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Sqlite3 oltre ad essere la libreria per utilizzarlo è anche il suo stesso interprete e funziona tramite linea di comando. </text:p>
              </text:list-item>
              <text:list-item>
                <text:p>Essendo utilizzabile solo tramite linea di comando è alquanto scomodo nell’inserimento dei dai e per ovviare a questo sono nate diverse interfacce grafiche quali Sqliteman e Sqlite-browser per <text:s/>personal computer o SQLiteManager per Androi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andi</text:p>
          </draw:text-box>
        </draw:frame>
        <draw:frame presentation:style-name="pr7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2:22:20.575000000</meta:creation-date>
    <meta:editing-duration>P2DT11H15M</meta:editing-duration>
    <meta:editing-cycles>4</meta:editing-cycles>
    <meta:generator>LibreOffice/6.0.1.1$Windows_X86_64 LibreOffice_project/60bfb1526849283ce2491346ed2aa51c465abfe6</meta:generator>
    <dc:date>2018-02-15T01:04:45.909000000</dc:date>
    <meta:document-statistic meta:object-count="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